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nchors.get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nchors.validate( final Number numb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nchors.Anchors( final String 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